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Preformatted_20_Text">
      <style:paragraph-properties fo:margin-left="1cm" fo:margin-right="1cm" fo:text-indent="0cm" style:auto-text-indent="fals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text-position="super 5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X-TOOLBOX</text:p>
      <text:p text:style-name="P1">Flight Analysis Scripting Languag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text:s/>0 Introduction<text:tab/>3</text:p>
          <text:p text:style-name="P4"><text:s/>0.1 Language basics<text:tab/>3</text:p>
          <text:p text:style-name="P4"><text:s/>0.2 Notation Conventions<text:tab/>3</text:p>
          <text:p text:style-name="P3"><text:s/>1 SET instruction<text:tab/>5</text:p>
          <text:p text:style-name="P4"><text:s/>1.1 Definition<text:tab/>5</text:p>
          <text:p text:style-name="P4"><text:s/>1.2 Examples<text:tab/>6</text:p>
          <text:p text:style-name="P3"><text:s/>2 MAP class<text:tab/>8</text:p>
          <text:p text:style-name="P4"><text:s/>2.1 Constructors<text:tab/>8</text:p>
          <text:p text:style-name="P4"><text:s/>2.2 Display modes<text:tab/>8</text:p>
          <text:p text:style-name="P4"><text:s/>2.3 Examples<text:tab/>8</text:p>
          <text:p text:style-name="P3"><text:s/>3 TASK class<text:tab/>9</text:p>
          <text:p text:style-name="P4"><text:s/>3.1 Constructors<text:tab/>9</text:p>
          <text:p text:style-name="P4"><text:s/>3.2 Examples<text:tab/>10</text:p>
          <text:p text:style-name="P3"><text:s/>4 AREA class<text:tab/>11</text:p>
          <text:p text:style-name="P4"><text:s/>4.1 Constructors<text:tab/>11</text:p>
          <text:p text:style-name="P4"><text:s/>4.2 Display modes<text:tab/>11</text:p>
          <text:p text:style-name="P4"><text:s/>4.3 Examples<text:tab/>11</text:p>
          <text:p text:style-name="P3"><text:s/>5 FILTER class<text:tab/>12</text:p>
          <text:p text:style-name="P4"><text:s/>5.1 Constructors<text:tab/>12</text:p>
          <text:p text:style-name="P4"><text:s/>5.2 Examples<text:tab/>13</text:p>
          <text:p text:style-name="P3"><text:s/>6 POINT class<text:tab/>14</text:p>
          <text:p text:style-name="P4"><text:s/>6.1 Static point (S) constructors<text:tab/>14</text:p>
          <text:p text:style-name="P4"><text:s/>6.2 Point from a list (L) constructors<text:tab/>14</text:p>
          <text:p text:style-name="P4"><text:s/>6.3 Logger mark (M) constructors<text:tab/>15</text:p>
          <text:p text:style-name="P4"><text:s/>6.4 Track point (T) constructors<text:tab/>15</text:p>
          <text:p text:style-name="P4"><text:s/>6.5 Display modes<text:tab/>17</text:p>
          <text:p text:style-name="P4"><text:s/>6.6 Examples<text:tab/>18</text:p>
          <text:p text:style-name="P3"><text:s/>7 RESULT class<text:tab/>19</text:p>
          <text:p text:style-name="P4"><text:s/>7.1 Constructors<text:tab/>19</text:p>
          <text:p text:style-name="P4"><text:s/>7.2 Examples<text:tab/>20</text:p>
          <text:p text:style-name="P3"><text:s/>8 RESULT class<text:tab/>21</text:p>
          <text:p text:style-name="P4"><text:s/>8.1 Constructors<text:tab/>21</text:p>
          <text:p text:style-name="P3"><text:s/>9 Full task examples<text:tab/>22</text:p>
          <text:p text:style-name="P4"><text:s/>9.1 Judge Declared Goal (nearest track point)<text:tab/>22</text:p>
          <text:p text:style-name="P4"><text:s/>9.2 Hesitation Waltz (logger marker drop)<text:tab/>22</text:p>
          <text:p text:style-name="P4"><text:s/>9.3 Gordon Bennett Memorial (logger marker drop)<text:tab/>22</text:p>
          <text:p text:style-name="P4"><text:s/>9.4 Maximum Distance Double Drop (first in / last out)<text:tab/>23</text:p>
          <text:p text:style-name="P3"><text:soft-page-break/><text:s/>10 Bugs and ideas<text:tab/>24</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Applies to absolute times (time of day) as well to relative times (time span).</text:p>
      <text:p text:style-name="Text_20_body">Examples:</text:p>
      <text:p text:style-name="Preformatted_20_Text"><text:soft-page-break/>10:30:00<text:line-break/>10:30</text:p>
      <text:h text:style-name="Heading_20_3" text:outline-level="3">Colors</text:h>
      <text:p text:style-name="Text_20_body">Only the following colors are allowed: blue, brown, gray, green, orange, pink, red, violet, white and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LOGFILE: log file</text:h>
      <text:p text:style-name="Preformatted_20_Text">set LOGFILE = &lt;filename&gt;</text:p>
      <text:p text:style-name="Text_20_body">Sets the file where to log all scripting operations</text:p>
      <text:p text:style-name="List_20_Contents">&lt;filename&gt; is the name of the log file</text:p>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DRATHRESHOLD</text:h>
      <text:p text:style-name="Preformatted_20_Text">set DRATHRESHOLD = &lt;value&gt;</text:p>
      <text:p text:style-name="Text_20_body">Sets the threshold for relative altitude distance computations. If the altitude difference between two points is <text:soft-page-break/>less than the threshold, 2D distance will be computed. Otherwise, 3D distance is used. If undefined, 0m is assumed (always distance in 3D).</text:p>
      <text:p text:style-name="List_20_Contents">&lt;value&gt; is the threshold value</text:p>
      <text:h text:style-name="Heading_20_3" text:outline-level="3">Key DEFAULTALTITUDE<text:tab/></text:h>
      <text:p text:style-name="Preformatted_20_Text">set DEFAULTALTITUDE = &lt;altitude&gt;</text:p>
      <text:p text:style-name="Text_20_body">Sets the default altitude for pilot declared goals. If undefined, 0 MSL will be assumed.</text:p>
      <text:p text:style-name="List_20_Contents">&lt;altitude&gt; is the <text:s/>default altitude</text:p>
      <text:h text:style-name="Heading_20_3" text:outline-level="3">Key MAXDISTTOCROSSING</text:h>
      <text:p text:style-name="Preformatted_20_Text">set MAXDISTTOCROSSING = &lt;distance&gt;</text:p>
      <text:p text:style-name="Text_20_body">Sets the maximum allowed distance from a pilot declared goal to a valid road crossing. <text:s/>If undefined, 200m will be assumed.</text:p>
      <text:p text:style-name="List_20_Contents">&lt;distance&gt; <text:s/>maximum allowed distance</text:p>
      <text:h text:style-name="Heading_20_3" text:outline-level="3">Key SMOOTHNESS</text:h>
      <text:p text:style-name="Preformatted_20_Text">set SMOOTHNESS = &lt;value&gt;</text:p>
      <text:p text:style-name="Text_20_body">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lt;acceleration&gt; is the maximum acceleration</text:p>
      <text:h text:style-name="Heading_20_2" text:outline-level="2">Examples</text:h>
      <text:p text:style-name="Preformatted_20_Text">set DATETIME = 2010/09/19, AM<text:line-break/>set DATUM = European 1950<text:line-break/>set QNH = 1013<text:line-break/>set MINSPEED = 0.3<text:line-break/><text:soft-pag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text:p>
      <text:p text:style-name="List_20_Contents">&lt;taskType&gt; is one of the AXMER allowed task type.</text:p>
      <text:h text:style-name="Heading_20_2" text:outline-level="2">Constructors</text:h>
      <text:p text:style-name="Preformatted_20_Text">&lt;taskType&gt;()</text:p>
      <text:h text:style-name="Heading_20_3" text:outline-level="3">PDG - Pilot Declared Goal</text:h>
      <text:p text:style-name="Preformatted_20_Text">PDG()</text:p>
      <text:h text:style-name="Heading_20_3" text:outline-level="3">JDG - Judge Declared Goal</text:h>
      <text:p text:style-name="Preformatted_20_Text">JDG()</text:p>
      <text:h text:style-name="Heading_20_3" text:outline-level="3">HWZ - Hesitation Waltz</text:h>
      <text:p text:style-name="Preformatted_20_Text">HWZ()</text:p>
      <text:h text:style-name="Heading_20_3" text:outline-level="3">FIN - Fly In</text:h>
      <text:p text:style-name="Preformatted_20_Text">FIN()</text:p>
      <text:h text:style-name="Heading_20_3" text:outline-level="3">FON - Fly On</text:h>
      <text:p text:style-name="Preformatted_20_Text">FON()</text:p>
      <text:h text:style-name="Heading_20_3" text:outline-level="3">HNH - Hare And Hounds</text:h>
      <text:p text:style-name="Preformatted_20_Text">HNH()</text:p>
      <text:h text:style-name="Heading_20_3" text:outline-level="3">WSD - Watership Down</text:h>
      <text:p text:style-name="Preformatted_20_Text">WSD()</text:p>
      <text:h text:style-name="Heading_20_3" text:outline-level="3">GBM - Gordon Bennett Memorial</text:h>
      <text:p text:style-name="Preformatted_20_Text">GBM()</text:p>
      <text:h text:style-name="Heading_20_3" text:outline-level="3">CRT - Calculated Rate Of Approach</text:h>
      <text:p text:style-name="Preformatted_20_Text">CRT()</text:p>
      <text:h text:style-name="Heading_20_3" text:outline-level="3">RTA - Race To An Area</text:h>
      <text:p text:style-name="Preformatted_20_Text">RTA()</text:p>
      <text:h text:style-name="Heading_20_3" text:outline-level="3"><text:soft-page-break/>ELB - Elbow</text:h>
      <text:p text:style-name="Preformatted_20_Text">ELB()</text:p>
      <text:h text:style-name="Heading_20_3" text:outline-level="3">LRN - Land Run</text:h>
      <text:p text:style-name="Preformatted_20_Text">LRN()</text:p>
      <text:h text:style-name="Heading_20_3" text:outline-level="3">MDT - Minimum Distance</text:h>
      <text:p text:style-name="Preformatted_20_Text">MDT()</text:p>
      <text:h text:style-name="Heading_20_3" text:outline-level="3">SFL - Shortest Flight</text:h>
      <text:p text:style-name="Preformatted_20_Text">SFL()</text:p>
      <text:h text:style-name="Heading_20_3" text:outline-level="3">MDD - Minimum Distance Double Drop</text:h>
      <text:p text:style-name="Preformatted_20_Text">MDD()</text:p>
      <text:h text:style-name="Heading_20_3" text:outline-level="3">XDT - Maximum Distance Time</text:h>
      <text:p text:style-name="Preformatted_20_Text">XDT()</text:p>
      <text:h text:style-name="Heading_20_3" text:outline-level="3">XDI - Maximum Distance</text:h>
      <text:p text:style-name="Preformatted_20_Text">XDI()</text:p>
      <text:h text:style-name="Heading_20_3" text:outline-level="3">XDD - Maximum Distance Double Drop</text:h>
      <text:p text:style-name="Preformatted_20_Text">XDD()</text:p>
      <text:h text:style-name="Heading_20_3" text:outline-level="3">ANG - Angle</text:h>
      <text:p text:style-name="Preformatted_20_Text">ANG()</text:p>
      <text:h text:style-name="Heading_20_3" text:outline-level="3">3DT - 3D Shape Task</text:h>
      <text:p text:style-name="Preformatted_20_Text">3DT()</text:p>
      <text:h text:style-name="Heading_20_2" text:outline-level="2">Examples</text:h>
      <text:p text:style-name="Preformatted_20_Text">TASK Task3HWZ = HWZ()<text:line-break/>TASK Task2 = JDG()</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IRCLE: Circular area</text:h>
      <text:p text:style-name="Preformatted_20_Text">CIRCLE(&lt;center&gt;, &lt;radius&gt;)</text:p>
      <text:p text:style-name="List_20_Contents">&lt;center&gt; is a point name used as the circle center</text:p>
      <text:p text:style-name="List_20_Contents">&lt;radius&gt; is the circle radius</text:p>
      <text:h text:style-name="Heading_20_3" text:outline-level="3">Type POLY: Polygonal area</text:h>
      <text:p text:style-name="Preformatted_20_Text">POLY(&lt;fileName&gt;)</text:p>
      <text:p text:style-name="List_20_Contents">&lt;fileName&gt; is the name of a track file containing the polygon (trk, igc)</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lt;color&gt; is one of blue, brown, gray, green, orange, pink, red, violet, white, yellow. If no color is specified, blue will be used.</text:p>
      <text:h text:style-name="Heading_20_2" text:outline-level="2">Examples</text:h>
      <text:p text:style-name="Preformatted_20_Text">area Area1 = CIRCLE(P10, 100) DEFAULT(green)<text:line-break/>area Area2 = POLY(area2.trk) <text:line-break/>area Area3 = CIRCLE(P10, 500) NONE()</text:p>
      <text:h text:style-name="Heading_20_1" text:outline-level="1">FILTER class</text:h>
      <text:p text:style-name="Text_20_body">Filter track points for the current task. Points filtered out are not considered in further computations. Successive filters in the same task are applied in definition order.</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AFTERPOINT</text:h>
      <text:p text:style-name="Preformatted_20_Text">AFTERPOINT(&lt;pointName&gt;)</text:p>
      <text:p text:style-name="Text_20_body">Selects all the track points later than specified point.</text:p>
      <text:p text:style-name="List_20_Contents">&lt;pointName&gt; is the name of a previously defined point</text:p>
      <text:h text:style-name="Heading_20_3" text:outline-level="3"><text:soft-page-break/>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text:p>
      <text:p text:style-name="Text_20_body">Returns the point closest to a desired one from a list of predefined points.</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ype LLT: last in time</text:h>
      <text:p text:style-name="Preformatted_20_Text">LLT(&lt;listPoint1&gt;, &lt;listPoint2&gt;, ...)</text:p>
      <text:p text:style-name="Text_20_body">Returns the latest point from a list of points.</text:p>
      <text:h text:style-name="Heading_20_3" text:outline-level="3"><text:soft-page-break/>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 pilot declared goal</text:h>
      <text:p text:style-name="Preformatted_20_Text">MPDG(&lt;number&gt;, &lt;minTime&gt;, &lt;maxTime&gt;)</text:p>
      <text:p text:style-name="Text_20_body">Returns the last occurrence of the desired pilot declared goal within time limits.</text:p>
      <text:p text:style-name="List_20_Contents">&lt;number&gt; desired pilot declared goal number</text:p>
      <text:p text:style-name="List_20_Contents">&lt;minTime&gt; declaration lower time limit</text:p>
      <text:p text:style-name="List_20_Contents">&lt;maxTime&gt; declaration upper time limit</text:p>
      <text:h text:style-name="Heading_20_2" text:outline-level="2">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NP: nearest to point</text:h>
      <text:p text:style-name="Preformatted_20_Text">TNP(&lt;pointName&gt;)</text:p>
      <text:p text:style-name="Text_20_body"><text:soft-page-break/>Returns the closest valid track point to the specified point.</text:p>
      <text:p text:style-name="List_20_Contents">&lt;pointName&gt; is the name of a previously defined point</text:p>
      <text:h text:style-name="Heading_20_3" text:outline-level="3">Type TNL: nearest to point list</text:h>
      <text:p text:style-name="Preformatted_20_Text">TNL(&lt;listPoint1&gt;, &lt;listPoint2&gt;, ...)</text:p>
      <text:p text:style-name="Text_20_body">Returns the closest valid track point to any the specified points.</text:p>
      <text:p text:style-name="List_20_Contents">&lt;listPoint&gt; is the name of another previously defined point</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time&gt; desired time limit.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ext:soft-page-break/>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text:soft-page-break/>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text:p>
      <text:p text:style-name="Text_20_body">Computes the projected distance (in 2D) between two points.</text:p>
      <text:h text:style-name="Heading_20_3" text:outline-level="3">Type D3D: distance in 3D</text:h>
      <text:p text:style-name="Preformatted_20_Text">D3D(&lt;pointNameA&gt;, &lt;pointNameB&gt;)</text:p>
      <text:p text:style-name="Text_20_body">Computes the distance in 3D between two points.</text:p>
      <text:h text:style-name="Heading_20_3" text:outline-level="3">Type DRAD: relative altitude dependent distance</text:h>
      <text:p text:style-name="Preformatted_20_Text">DRAD(&lt;pointNameA&gt;, &lt;pointNameB&gt;)</text:p>
      <text:p text:style-name="Text_20_body">Computes the distance between two points. If the altitude difference between the two is less than the <text:s/>threshold specified in the settings part, 2D distance will be computed. Otherwise, 3D distance is used.</text:p>
      <text:h text:style-name="Heading_20_3" text:outline-level="3">Type DACC: accumulated distance</text:h>
      <text:p text:style-name="Preformatted_20_Text">DACC(&lt;pointNameA&gt;, &lt;pointNameB&gt;)</text:p>
      <text:p text:style-name="Text_20_body">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A&gt;, &lt;pointNameB&gt;)</text:p>
      <text:p text:style-name="Text_20_body">Computes the time elapsed in seconds between the two points.</text:p>
      <text:h text:style-name="Heading_20_3" text:outline-level="3">Type TMIN: time in minutes</text:h>
      <text:p text:style-name="Preformatted_20_Text">TMIN(&lt;pointNameA&gt;, &lt;pointNameB&gt;)</text:p>
      <text:p text:style-name="Text_20_body">Computes the time elapsed in minutes between the two points.</text:p>
      <text:h text:style-name="Heading_20_3" text:outline-level="3">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ext:soft-page-break/>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MAX: maximum distance</text:h>
      <text:p text:style-name="Preformatted_20_Text">DMAX(&lt;pointNameA&gt;, &lt;pointNameB&gt;, &lt;distance&gt;)</text:p>
      <text:p text:style-name="Text_20_body">Applies a result penalty if the 2D distance between point A and point B is greater than the specified distance.</text:p>
      <text:p text:style-name="Text_20_body">//TODO: check the value of the applied penalty (2 x infringement?)</text:p>
      <text:h text:style-name="Heading_20_3" text:outline-level="3">Type DMIN: minimum distance</text:h>
      <text:p text:style-name="Preformatted_20_Text">DMIN(&lt;pointNameA&gt;, &lt;pointNameB&gt;, &lt;distance&gt;)</text:p>
      <text:p text:style-name="Text_20_body">Applies a result penalty if the 2D distance between point A and point B is lesser than the specified distance.</text:p>
      <text:p text:style-name="Text_20_body">//TODO: check the value of the applied penalty (2 x infringement?)</text:p>
      <text:h text:style-name="Heading_20_3" text:outline-level="3">Type BPZ: blue PZ</text:h>
      <text:p text:style-name="Preformatted_20_Text">BPZ(&lt;Area&gt;)</text:p>
      <text:p text:style-name="Text_20_body">Applies a BPZ penalty if the track is inside the given area.</text:p>
      <text:p text:style-name="Text_20_body">//TODO: explain better</text:p>
      <text:h text:style-name="Heading_20_3" text:outline-level="3">Type VSMAX: maximum vertical speed</text:h>
      <text:p text:style-name="Preformatted_20_Text">VSMAX(&lt;verticaSpeed&gt;)</text:p>
      <text:p text:style-name="Text_20_body">Applies a result penalty if the vertical speed is over the given speed</text:p>
      <text:p text:style-name="Text_20_body">//TODO: check the value of the applied penalty</text:p>
      <text:h text:style-name="Heading_20_1" text:outline-level="1">Full task examples</text:h>
      <text:h text:style-name="Heading_20_2" text:outline-level="2">Judge Declared Goal (nearest track point)</text:h>
      <text:p text:style-name="P2">TASK Task02JDG = JDG()<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2T15:11:04.65</meta:creation-date>
    <dc:date>2011-04-28T19:16:18.61</dc:date>
    <meta:editing-duration>PT21H7M47S</meta:editing-duration>
    <meta:editing-cycles>130</meta:editing-cycles>
    <meta:generator>LibreOffice/3.3$Win32 LibreOffice_project/330m19$Build-8</meta:generator>
    <meta:document-statistic meta:table-count="0" meta:image-count="0" meta:object-count="0" meta:page-count="24" meta:paragraph-count="441" meta:word-count="3122" meta:character-count="20412"/>
  </office:meta>
</office:document-meta>
</file>